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26pt"/>
    </style:style>
    <style:style style:name="co3" style:family="table-column">
      <style:table-column-properties fo:break-before="auto" style:column-width="97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1" style:family="table-cell" style:parent-style-name="Pivot_20_Table_20_Value">
      <style:table-cell-properties fo:border-bottom="none" fo:border-left="0.99pt solid #000000" fo:border-right="none" fo:border-top="none"/>
    </style:style>
    <style:style style:name="ce12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4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5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6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7" style:family="table-cell" style:parent-style-name="Pivot_20_Table_20_Value" style:data-style-name="N0"/>
    <style:style style:name="ce18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9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0" style:family="table-cell" style:parent-style-name="Pivot_20_Table_20_Value">
      <style:table-cell-properties fo:border-bottom="0.99pt solid #000000" fo:border-left="none" fo:border-right="none" fo:border-top="none"/>
    </style:style>
    <style:style style:name="ce21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22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23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4" style:family="table-cell" style:parent-style-name="Pivot_20_Table_20_Value">
      <style:table-cell-properties fo:border-bottom="none" fo:border-left="none" fo:border-right="0.99pt solid #000000" fo:border-top="none"/>
    </style:style>
    <style:style style:name="ce25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6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8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9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30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31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32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33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34" style:family="table-cell" style:parent-style-name="Default" style:data-style-name="N11">
      <style:table-cell-properties fo:border="0.06pt solid #000000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pt"/>
    </style:style>
    <style:style style:name="ce3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pt"/>
      <style:text-properties style:font-name="Liberation Sans" style:font-name-asian="Source Han Sans CN Regular" style:font-name-complex="Lohit Devanagari"/>
    </style:style>
    <style:style style:name="ce39" style:family="table-cell" style:parent-style-name="Default" style:data-style-name="N11">
      <style:table-cell-properties style:text-align-source="fix" style:repeat-content="false" fo:background-color="transparent" fo:border="none"/>
      <style:paragraph-properties fo:text-align="end" fo:margin-left="0pt"/>
      <style:text-properties style:font-name="Liberation Sans" style:font-name-asian="Source Han Sans CN Regular" style:font-name-complex="Lohit Devanagari"/>
    </style:style>
    <style:style style:name="ce40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 style:data-style-name="N11"/>
  </office:automatic-styles>
  <office:body>
    <office:spreadsheet>
      <table:calculation-settings table:automatic-find-labels="false"/>
      <table:table table:name="8x8 data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1" office:value-type="string" calcext:value-type="string">
            <text:p>Sensor</text:p>
          </table:table-cell>
          <table:table-cell table:style-name="ce1" office:value-type="string" calcext:value-type="string">
            <text:p>Cycle</text:p>
          </table:table-cell>
          <table:table-cell table:style-name="ce1" office:value-type="string" calcext:value-type="string">
            <text:p>Distance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77" calcext:value-type="float">
            <text:p>77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</table:table>
      <table:table table:name="8x8 table" table:style-name="ta1">
        <table:table-column table:style-name="co1" table:default-cell-style-name="ce5"/>
        <table:table-column table:style-name="co1" table:default-cell-style-name="ce10"/>
        <table:table-column table:style-name="co1" table:number-columns-repeated="9" table:default-cell-style-name="ce17"/>
        <table:table-column table:style-name="co1" table:default-cell-style-name="ce23"/>
        <table:table-column table:style-name="co1" table:default-cell-style-name="ce30"/>
        <table:table-row table:style-name="ro1">
          <table:table-cell table:style-name="ce2" office:value-type="string" calcext:value-type="string">
            <text:p>Count - Cycle</text:p>
          </table:table-cell>
          <table:table-cell table:style-name="ce7" office:value-type="string" calcext:value-type="string">
            <text:p>Data</text:p>
          </table:table-cell>
          <table:table-cell table:style-name="ce14" table:number-columns-repeated="10"/>
          <table:table-cell table:style-name="ce27"/>
        </table:table-row>
        <table:table-row table:style-name="ro1">
          <table:table-cell table:style-name="ce3" office:value-type="string" calcext:value-type="string">
            <text:p>Sensor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28" office:value-type="string" calcext:value-type="string">
            <text:p>Total Result</text:p>
          </table:table-cell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9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Pivot_20_Table_20_Value"/>
          <table:table-cell office:value-type="float" office:value="1" calcext:value-type="float">
            <text:p>1</text:p>
          </table:table-cell>
          <table:table-cell table:style-name="Pivot_20_Table_20_Value"/>
          <table:table-cell office:value-type="float" office:value="1" calcext:value-type="float">
            <text:p>1</text:p>
          </table:table-cell>
          <table:table-cell table:style-name="Pivot_20_Table_20_Value" table:number-columns-repeated="2"/>
          <table:table-cell office:value-type="float" office:value="1" calcext:value-type="float">
            <text:p>1</text:p>
          </table:table-cell>
          <table:table-cell table:style-name="Pivot_20_Table_20_Value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1"/>
          <table:table-cell table:number-columns-repeated="2" office:value-type="float" office:value="1" calcext:value-type="float">
            <text:p>1</text:p>
          </table:table-cell>
          <table:table-cell table:style-name="Pivot_20_Table_20_Value" table:number-columns-repeated="7"/>
          <table:table-cell table:style-name="ce2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24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1"/>
          <table:table-cell office:value-type="float" office:value="1" calcext:value-type="float">
            <text:p>1</text:p>
          </table:table-cell>
          <table:table-cell table:style-name="Pivot_20_Table_20_Value" table:number-columns-repeated="2"/>
          <table:table-cell table:number-columns-repeated="4" office:value-type="float" office:value="1" calcext:value-type="float">
            <text:p>1</text:p>
          </table:table-cell>
          <table:table-cell table:style-name="Pivot_20_Table_20_Value"/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"/>
          <table:table-cell table:number-columns-repeated="3" office:value-type="float" office:value="1" calcext:value-type="float">
            <text:p>1</text:p>
          </table:table-cell>
          <table:table-cell table:style-name="Pivot_20_Table_20_Value" table:number-columns-repeated="6"/>
          <table:table-cell table:style-name="ce2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1"/>
          <table:table-cell table:style-name="Pivot_20_Table_20_Value" table:number-columns-repeated="2"/>
          <table:table-cell office:value-type="float" office:value="1" calcext:value-type="float">
            <text:p>1</text:p>
          </table:table-cell>
          <table:table-cell table:style-name="Pivot_20_Table_20_Value" table:number-columns-repeated="6"/>
          <table:table-cell table:style-name="ce2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Pivot_20_Table_20_Value"/>
          <table:table-cell table:number-columns-repeated="4" office:value-type="float" office:value="1" calcext:value-type="float">
            <text:p>1</text:p>
          </table:table-cell>
          <table:table-cell table:style-name="Pivot_20_Table_20_Value"/>
          <table:table-cell table:style-name="ce24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1"/>
          <table:table-cell table:number-columns-repeated="2" office:value-type="float" office:value="1" calcext:value-type="float">
            <text:p>1</text:p>
          </table:table-cell>
          <table:table-cell table:style-name="Pivot_20_Table_20_Value" table:number-columns-repeated="5"/>
          <table:table-cell table:number-columns-repeated="2" office:value-type="float" office:value="1" calcext:value-type="float">
            <text:p>1</text:p>
          </table:table-cell>
          <table:table-cell table:style-name="ce2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1"/>
          <table:table-cell table:style-name="Pivot_20_Table_20_Value"/>
          <table:table-cell office:value-type="float" office:value="1" calcext:value-type="float">
            <text:p>1</text:p>
          </table:table-cell>
          <table:table-cell table:style-name="Pivot_20_Table_20_Value"/>
          <table:table-cell office:value-type="float" office:value="1" calcext:value-type="float">
            <text:p>1</text:p>
          </table:table-cell>
          <table:table-cell table:style-name="Pivot_20_Table_20_Value"/>
          <table:table-cell table:number-columns-repeated="2" office:value-type="float" office:value="1" calcext:value-type="float">
            <text:p>1</text:p>
          </table:table-cell>
          <table:table-cell table:style-name="Pivot_20_Table_20_Value"/>
          <table:table-cell office:value-type="float" office:value="1" calcext:value-type="float">
            <text:p>1</text:p>
          </table:table-cell>
          <table:table-cell table:style-name="ce24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1"/>
          <table:table-cell office:value-type="float" office:value="1" calcext:value-type="float">
            <text:p>1</text:p>
          </table:table-cell>
          <table:table-cell table:style-name="Pivot_20_Table_20_Value" table:number-columns-repeated="2"/>
          <table:table-cell table:number-columns-repeated="4" office:value-type="float" office:value="1" calcext:value-type="float">
            <text:p>1</text:p>
          </table:table-cell>
          <table:table-cell table:style-name="Pivot_20_Table_20_Value"/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Pivot_20_Table_20_Value" table:number-columns-repeated="2"/>
          <table:table-cell table:number-columns-repeated="8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Pivot_20_Table_20_Value"/>
          <table:table-cell table:number-columns-repeated="2" office:value-type="float" office:value="1" calcext:value-type="float">
            <text:p>1</text:p>
          </table:table-cell>
          <table:table-cell table:style-name="Pivot_20_Table_20_Value" table:number-columns-repeated="6"/>
          <table:table-cell table:style-name="ce2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Pivot_20_Table_20_Value"/>
          <table:table-cell table:number-columns-repeated="2" office:value-type="float" office:value="1" calcext:value-type="float">
            <text:p>1</text:p>
          </table:table-cell>
          <table:table-cell table:style-name="Pivot_20_Table_20_Value" table:number-columns-repeated="6"/>
          <table:table-cell table:style-name="ce2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1"/>
          <table:table-cell table:style-name="Pivot_20_Table_20_Value" table:number-columns-repeated="7"/>
          <table:table-cell office:value-type="float" office:value="1" calcext:value-type="float">
            <text:p>1</text:p>
          </table:table-cell>
          <table:table-cell table:style-name="Pivot_20_Table_20_Value"/>
          <table:table-cell table:style-name="ce2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Pivot_20_Table_20_Value"/>
          <table:table-cell table:number-columns-repeated="7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1"/>
          <table:table-cell table:style-name="Pivot_20_Table_20_Value" table:number-columns-repeated="3"/>
          <table:table-cell office:value-type="float" office:value="1" calcext:value-type="float">
            <text:p>1</text:p>
          </table:table-cell>
          <table:table-cell table:style-name="Pivot_20_Table_20_Value" table:number-columns-repeated="4"/>
          <table:table-cell office:value-type="float" office:value="1" calcext:value-type="float">
            <text:p>1</text:p>
          </table:table-cell>
          <table:table-cell table:style-name="ce2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Pivot_20_Table_20_Value" table:number-columns-repeated="3"/>
          <table:table-cell table:number-columns-repeated="6" office:value-type="float" office:value="1" calcext:value-type="float">
            <text:p>1</text:p>
          </table:table-cell>
          <table:table-cell table:style-name="ce24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24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24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Pivot_20_Table_20_Value" table:number-columns-repeated="2"/>
          <table:table-cell office:value-type="float" office:value="1" calcext:value-type="float">
            <text:p>1</text:p>
          </table:table-cell>
          <table:table-cell table:style-name="Pivot_20_Table_20_Value" table:number-columns-repeated="2"/>
          <table:table-cell table:number-columns-repeated="4" office:value-type="float" office:value="1" calcext:value-type="float">
            <text:p>1</text:p>
          </table:table-cell>
          <table:table-cell table:style-name="ce24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1"/>
          <table:table-cell table:style-name="Pivot_20_Table_20_Value" table:number-columns-repeated="8"/>
          <table:table-cell office:value-type="float" office:value="1" calcext:value-type="float">
            <text:p>1</text:p>
          </table:table-cell>
          <table:table-cell table:style-name="ce2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Pivot_20_Table_20_Value" table:number-columns-repeated="2"/>
          <table:table-cell table:number-columns-repeated="5" office:value-type="float" office:value="1" calcext:value-type="float">
            <text:p>1</text:p>
          </table:table-cell>
          <table:table-cell table:style-name="Pivot_20_Table_20_Value" table:number-columns-repeated="2"/>
          <table:table-cell table:style-name="ce24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24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24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1"/>
          <table:table-cell table:number-columns-repeated="2" office:value-type="float" office:value="1" calcext:value-type="float">
            <text:p>1</text:p>
          </table:table-cell>
          <table:table-cell table:style-name="Pivot_20_Table_20_Value"/>
          <table:table-cell table:number-columns-repeated="2" office:value-type="float" office:value="1" calcext:value-type="float">
            <text:p>1</text:p>
          </table:table-cell>
          <table:table-cell table:style-name="Pivot_20_Table_20_Value" table:number-columns-repeated="4"/>
          <table:table-cell table:style-name="ce2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18" office:value-type="float" office:value="1" calcext:value-type="float">
            <text:p>1</text:p>
          </table:table-cell>
          <table:table-cell table:style-name="ce20"/>
          <table:table-cell table:style-name="ce25"/>
          <table:table-cell table:style-name="ce31" office:value-type="float" office:value="9" calcext:value-type="float">
            <text:p>9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3" office:value-type="float" office:value="43" calcext:value-type="float">
            <text:p>43</text:p>
          </table:table-cell>
          <table:table-cell table:number-columns-repeated="9" table:style-name="ce19" office:value-type="float" office:value="43" calcext:value-type="float">
            <text:p>43</text:p>
          </table:table-cell>
          <table:table-cell table:style-name="ce26" office:value-type="float" office:value="33" calcext:value-type="float">
            <text:p>33</text:p>
          </table:table-cell>
          <table:table-cell table:style-name="ce32" office:value-type="float" office:value="463" calcext:value-type="float">
            <text:p>463</text:p>
          </table:table-cell>
        </table:table-row>
        <table:table-row table:style-name="ro1" table:number-rows-repeated="2">
          <table:table-cell table:style-name="Default" table:number-columns-repeated="13"/>
        </table:table-row>
        <table:table-row table:style-name="ro1">
          <table:table-cell table:style-name="Default" table:number-columns-repeated="10"/>
          <table:table-cell table:style-name="ce21" office:value-type="string" calcext:value-type="string">
            <text:p>Total possible messages</text:p>
          </table:table-cell>
          <table:table-cell table:style-name="ce21"/>
          <table:table-cell table:style-name="ce33" table:formula="of:=11*8*8" office:value-type="float" office:value="704" calcext:value-type="float">
            <text:p>704</text:p>
          </table:table-cell>
        </table:table-row>
        <table:table-row table:style-name="ro1">
          <table:table-cell table:style-name="Default" table:number-columns-repeated="10"/>
          <table:table-cell table:style-name="ce21" office:value-type="string" calcext:value-type="string">
            <text:p>Percentage arrived</text:p>
          </table:table-cell>
          <table:table-cell table:style-name="ce21"/>
          <table:table-cell table:style-name="ce34" table:formula="of:=[.M57]/[.M60]" office:value-type="percentage" office:value="0.657670454545455" calcext:value-type="percentage">
            <text:p>65.77%</text:p>
          </table:table-cell>
        </table:table-row>
      </table:table>
      <table:table table:name="8x8 raw data" table:style-name="ta1">
        <table:table-column table:style-name="co3" table:default-cell-style-name="Default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2017.06.13 17:11:05:sendBSMsg: Send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1:52:sendBSMsg: Send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34:sendBSMsg: Send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49:sendBSMsg: Send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01:sendBSMsg: Send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12:sendBSMsg: Send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23:sendBSMsg: Send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35:sendBSMsg: Send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46:sendBSMsg: Send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58:sendBSMsg: Send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09:sendBSMsg: Send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1:05:sendBSMsg: Send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1:52:sendBSMsg: Send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34:sendBSMsg: Send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49:sendBSMsg: Send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01:sendBSMsg: Send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12:sendBSMsg: Send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23:sendBSMsg: Send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35:sendBSMsg: Send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47:sendBSMsg: Send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58:sendBSMsg: Send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09:sendBSMsg: Send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1:09:sendBSMsg: Send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1:52:sendBSMsg: Send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34:sendBSMsg: Send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51:sendBSMsg: Send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02:sendBSMsg: Send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13:sendBSMsg: Send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25:sendBSMsg: Send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36:sendBSMsg: Send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47:sendBSMsg: Send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59:sendBSMsg: Send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10:sendBSMsg: Send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1:15:sendBSMsg: Send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04:sendBSMsg: Send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40:sendBSMsg: Send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52:sendBSMsg: Send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04:sendBSMsg: Send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14:sendBSMsg: Send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26:sendBSMsg: Send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37:sendBSMsg: Send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49:sendBSMsg: Send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00:sendBSMsg: Send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12:sendBSMsg: Send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1:29:sendBSMsg: Send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18:sendBSMsg: Send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43:sendBSMsg: Send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55:sendBSMsg: Send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07:sendBSMsg: Send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17:sendBSMsg: Send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29:sendBSMsg: Send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40:sendBSMsg: Send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52:sendBSMsg: Send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03:sendBSMsg: Send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15:sendBSMsg: Send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1:42:sendBSMsg: Send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26:sendBSMsg: Send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59:sendBSMsg: Send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21:sendBSMsg: Send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56:sendBSMsg: Send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19:sendBSMsg: Send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29:sendBSMsg: Send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48:sendBSMsg: Send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1:47:sendBSMsg: Send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30:sendBSMsg: Send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49:sendBSMsg: Send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00:sendBSMsg: Send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11:sendBSMsg: Send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23:sendBSMsg: Send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35:sendBSMsg: Send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45:sendBSMsg: Send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57:sendBSMsg: Send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09:sendBSMsg: Send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1:05:sendBSMsg: Send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1:52:sendBSMsg: Send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34:sendBSMsg: Send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49:sendBSMsg: Send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01:sendBSMsg: Send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13:sendBSMsg: Send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24:sendBSMsg: Send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35:sendBSMsg: Send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47:sendBSMsg: Send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58:sendBSMsg: Send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10:sendBSMsg: Send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1:05:sendBSMsg: Send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1:52:sendBSMsg: Send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34:sendBSMsg: Send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49:sendBSMsg: Send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01:sendBSMsg: Send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12:sendBSMsg: Send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24:sendBSMsg: Send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35:sendBSMsg: Send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47:sendBSMsg: Send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58:sendBSMsg: Send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10:sendBSMsg: Send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1:09:sendBSMsg: Send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1:52:sendBSMsg: Send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34:sendBSMsg: Send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50:sendBSMsg: Send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01:sendBSMsg: Send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13:sendBSMsg: Send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24:sendBSMsg: Send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36:sendBSMsg: Send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47:sendBSMsg: Send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59:sendBSMsg: Send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10:sendBSMsg: Send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1:09:sendBSMsg: Send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1:58:sendBSMsg: Send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40:sendBSMsg: Send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51:sendBSMsg: Send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02:sendBSMsg: Send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14:sendBSMsg: Send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25:sendBSMsg: Send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36:sendBSMsg: Send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48:sendBSMsg: Send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00:sendBSMsg: Send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10:sendBSMsg: Send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1:23:sendBSMsg: Send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04:sendBSMsg: Send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42:sendBSMsg: Send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53:sendBSMsg: Send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05:sendBSMsg: Send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15:sendBSMsg: Send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27:sendBSMsg: Send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39:sendBSMsg: Send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51:sendBSMsg: Send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02:sendBSMsg: Send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13:sendBSMsg: Send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1:36:sendBSMsg: Send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23:sendBSMsg: Send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46:sendBSMsg: Send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58:sendBSMsg: Send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08:sendBSMsg: Send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20:sendBSMsg: Send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32:sendBSMsg: Send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42:sendBSMsg: Send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54:sendBSMsg: Send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06:sendBSMsg: Send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18:sendBSMsg: Send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1:47:sendBSMsg: Send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29:sendBSMsg: Send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48:sendBSMsg: Send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59:sendBSMsg: Send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11:sendBSMsg: Send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23:sendBSMsg: Send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33:sendBSMsg: Send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45:sendBSMsg: Send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57:sendBSMsg: Send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09:sendBSMsg: Send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19:sendBSMsg: Send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1:05:sendBSMsg: Send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1:52:sendBSMsg: Send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34:sendBSMsg: Send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50:sendBSMsg: Send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01:sendBSMsg: Send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13:sendBSMsg: Send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24:sendBSMsg: Send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35:sendBSMsg: Send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47:sendBSMsg: Send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59:sendBSMsg: Send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10:sendBSMsg: Send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1:09:sendBSMsg: Send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1:52:sendBSMsg: Send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34:sendBSMsg: Send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50:sendBSMsg: Send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01:sendBSMsg: Send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13:sendBSMsg: Send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24:sendBSMsg: Send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36:sendBSMsg: Send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47:sendBSMsg: Send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59:sendBSMsg: Send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10:sendBSMsg: Send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1:09:sendBSMsg: Send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1:52:sendBSMsg: Send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34:sendBSMsg: Send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50:sendBSMsg: Send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01:sendBSMsg: Send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13:sendBSMsg: Send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24:sendBSMsg: Send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36:sendBSMsg: Send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47:sendBSMsg: Send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59:sendBSMsg: Send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10:sendBSMsg: Send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1:09:sendBSMsg: Send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1:58:sendBSMsg: Send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40:sendBSMsg: Send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51:sendBSMsg: Send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02:sendBSMsg: Send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14:sendBSMsg: Send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26:sendBSMsg: Send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37:sendBSMsg: Send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48:sendBSMsg: Send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00:sendBSMsg: Send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11:sendBSMsg: Send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1:35:sendBSMsg: Send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18:sendBSMsg: Send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45:sendBSMsg: Send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56:sendBSMsg: Send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07:sendBSMsg: Send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18:sendBSMsg: Send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30:sendBSMsg: Send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41:sendBSMsg: Send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54:sendBSMsg: Send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04:sendBSMsg: Send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16:sendBSMsg: Send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26:sendBSMsg: Send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09:sendBSMsg: Send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20:sendBSMsg: Send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32:sendBSMsg: Send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43:sendBSMsg: Send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06:sendBSMsg: Send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18:sendBSMsg: Send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1:47:sendBSMsg: Send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26:sendBSMsg: Send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48:sendBSMsg: Send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59:sendBSMsg: Send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11:sendBSMsg: Send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22:sendBSMsg: Send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33:sendBSMsg: Send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45:sendBSMsg: Send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57:sendBSMsg: Send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08:sendBSMsg: Send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19:sendBSMsg: Send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30:sendBSMsg: Send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49:sendBSMsg: Send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59:sendBSMsg: Send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1:15:sendBSMsg: Send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1:58:sendBSMsg: Send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40:sendBSMsg: Send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52:sendBSMsg: Send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02:sendBSMsg: Send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14:sendBSMsg: Send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26:sendBSMsg: Send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36:sendBSMsg: Send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48:sendBSMsg: Send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00:sendBSMsg: Send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12:sendBSMsg: Send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1:09:sendBSMsg: Send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1:58:sendBSMsg: Send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34:sendBSMsg: Send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51:sendBSMsg: Send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02:sendBSMsg: Send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13:sendBSMsg: Send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25:sendBSMsg: Send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36:sendBSMsg: Send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48:sendBSMsg: Send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59:sendBSMsg: Send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10:sendBSMsg: Send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1:09:sendBSMsg: Send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1:58:sendBSMsg: Send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34:sendBSMsg: Send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51:sendBSMsg: Send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02:sendBSMsg: Send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14:sendBSMsg: Send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25:sendBSMsg: Send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36:sendBSMsg: Send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48:sendBSMsg: Send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00:sendBSMsg: Send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10:sendBSMsg: Send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1:29:sendBSMsg: Send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22:sendBSMsg: Send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45:sendBSMsg: Send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55:sendBSMsg: Send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08:sendBSMsg: Send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19:sendBSMsg: Send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30:sendBSMsg: Send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42:sendBSMsg: Send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53:sendBSMsg: Send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55:sendBSMsg: Send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05:sendBSMsg: Send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16:sendBSMsg: Send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1:23:sendBSMsg: Send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11:sendBSMsg: Send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43:sendBSMsg: Send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54:sendBSMsg: Send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05:sendBSMsg: Send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17:sendBSMsg: Send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27:sendBSMsg: Send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39:sendBSMsg: Send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51:sendBSMsg: Send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03:sendBSMsg: Send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13:sendBSMsg: Send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59:sendBSMsg: Send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1:47:sendBSMsg: Send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29:sendBSMsg: Send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48:sendBSMsg: Send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59:sendBSMsg: Send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23:sendBSMsg: Send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33:sendBSMsg: Send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45:sendBSMsg: Send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57:sendBSMsg: Send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30:sendBSMsg: Send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49:sendBSMsg: Send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57:sendBSMsg: Send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09:sendBSMsg: Send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1:29:sendBSMsg: Send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11:sendBSMsg: Send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43:sendBSMsg: Send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55:sendBSMsg: Send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05:sendBSMsg: Send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17:sendBSMsg: Send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29:sendBSMsg: Send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40:sendBSMsg: Send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51:sendBSMsg: Send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03:sendBSMsg: Send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15:sendBSMsg: Send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1:16:sendBSMsg: Send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04:sendBSMsg: Send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42:sendBSMsg: Send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52:sendBSMsg: Send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04:sendBSMsg: Send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15:sendBSMsg: Send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27:sendBSMsg: Send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38:sendBSMsg: Send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49:sendBSMsg: Send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01:sendBSMsg: Send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13:sendBSMsg: Send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1:23:sendBSMsg: Send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11:sendBSMsg: Send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42:sendBSMsg: Send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53:sendBSMsg: Send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05:sendBSMsg: Send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17:sendBSMsg: Send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29:sendBSMsg: Send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39:sendBSMsg: Send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51:sendBSMsg: Send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03:sendBSMsg: Send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15:sendBSMsg: Send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1:23:sendBSMsg: Send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04:sendBSMsg: Send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42:sendBSMsg: Send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53:sendBSMsg: Send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04:sendBSMsg: Send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15:sendBSMsg: Send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27:sendBSMsg: Send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39:sendBSMsg: Send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49:sendBSMsg: Send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01:sendBSMsg: Send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13:sendBSMsg: Send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47:sendBSMsg: Send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10:sendBSMsg: Send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33:sendBSMsg: Send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43:sendBSMsg: Send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07:sendBSMsg: Send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26:sendBSMsg: Send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10:sendBSMsg: Send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21:sendBSMsg: Send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32:sendBSMsg: Send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43:sendBSMsg: Send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07:sendBSMsg: Send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18:sendBSMsg: Send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1:47:sendBSMsg: Send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59:sendBSMsg: Send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11:sendBSMsg: Send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22:sendBSMsg: Send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33:sendBSMsg: Send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45:sendBSMsg: Send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57:sendBSMsg: Send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08:sendBSMsg: Send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19:sendBSMsg: Send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1:35:sendBSMsg: Send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22:sendBSMsg: Send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46:sendBSMsg: Send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57:sendBSMsg: Send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08:sendBSMsg: Send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20:sendBSMsg: Send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30:sendBSMsg: Send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42:sendBSMsg: Send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54:sendBSMsg: Send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06:sendBSMsg: Send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16:sendBSMsg: Send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1:42:sendBSMsg: Sende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47:sendBSMsg: Sende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58:sendBSMsg: Sende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1:42:sendBSMsg: Send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46:sendBSMsg: Send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58:sendBSMsg: Send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56:sendBSMsg: Send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1:47:sendBSMsg: Send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26:sendBSMsg: Send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48:sendBSMsg: Send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10:sendBSMsg: Send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22:sendBSMsg: Send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33:sendBSMsg: Send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45:sendBSMsg: Send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56:sendBSMsg: Send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08:sendBSMsg: Send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19:sendBSMsg: Send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11:sendBSMsg: Send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09:sendBSMsg: Send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1:47:sendBSMsg: Sende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11:sendBSMsg: Sende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23:sendBSMsg: Sende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33:sendBSMsg: Sende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45:sendBSMsg: Sende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57:sendBSMsg: Sende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09:sendBSMsg: Sende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1:47:sendBSMsg: Send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30:sendBSMsg: Send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49:sendBSMsg: Send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01:sendBSMsg: Send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11:sendBSMsg: Send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23:sendBSMsg: Send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35:sendBSMsg: Send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45:sendBSMsg: Send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57:sendBSMsg: Send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09:sendBSMsg: Send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1:48:sendBSMsg: Sende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30:sendBSMsg: Sende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49:sendBSMsg: Sende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01:sendBSMsg: Sende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11:sendBSMsg: Sende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23:sendBSMsg: Sende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35:sendBSMsg: Sende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45:sendBSMsg: Sende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57:sendBSMsg: Sende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09:sendBSMsg: Sende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1:47:sendBSMsg: Sende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59:sendBSMsg: Sende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33:sendBSMsg: Sende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45:sendBSMsg: Sende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57:sendBSMsg: Sende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09:sendBSMsg: Sende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09:sendBSMsg: Sende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1:47:sendBSMsg: Sende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00:sendBSMsg: Sende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11:sendBSMsg: Sende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23:sendBSMsg: Sende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35:sendBSMsg: Sende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45:sendBSMsg: Sende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1:47:sendBSMsg: Sende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30:sendBSMsg: Sende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49:sendBSMsg: Sende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59:sendBSMsg: Sende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11:sendBSMsg: Sende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23:sendBSMsg: Sende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33:sendBSMsg: Sende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45:sendBSMsg: Sende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57:sendBSMsg: Sende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09:sendBSMsg: Sende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1:47:sendBSMsg: Sende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30:sendBSMsg: Sende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49:sendBSMsg: Sende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59:sendBSMsg: Sende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11:sendBSMsg: Sende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23:sendBSMsg: Sende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35:sendBSMsg: Sende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45:sendBSMsg: Sende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57:sendBSMsg: Sende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4:09:sendBSMsg: Sende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30:sendBSMsg: Sende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49:sendBSMsg: Sende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11:sendBSMsg: Sende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23:sendBSMsg: Sende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1:48:sendBSMsg: Sende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30:sendBSMsg: Sende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2:49:sendBSMsg: Sende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01:sendBSMsg: Sende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11:sendBSMsg: Sende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23:sendBSMsg: Sende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35:sendBSMsg: Sende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45:sendBSMsg: Sende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7:13:57:sendBSMsg: Sende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</table:table>
      <table:table table:name="4x4 data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35" table:number-columns-repeated="2"/>
          <table:table-cell/>
          <table:table-cell table:style-name="ce1" office:value-type="string" calcext:value-type="string">
            <text:p>Sensor</text:p>
          </table:table-cell>
          <table:table-cell table:style-name="ce1" office:value-type="string" calcext:value-type="string">
            <text:p>Cycle</text:p>
          </table:table-cell>
          <table:table-cell table:style-name="ce1" office:value-type="string" calcext:value-type="string">
            <text:p>Distance</text:p>
          </table:table-cell>
        </table:table-row>
        <table:table-row table:style-name="ro1">
          <table:table-cell/>
          <table:table-cell table:style-name="ce35"/>
          <table:table-cell table:style-name="ce37"/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5"/>
          <table:table-cell table:style-name="ce37"/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5"/>
          <table:table-cell table:style-name="ce38"/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5"/>
          <table:table-cell table:style-name="ce38"/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5"/>
          <table:table-cell table:style-name="ce38"/>
          <table:table-cell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5"/>
          <table:table-cell table:style-name="ce38"/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5"/>
          <table:table-cell table:style-name="ce38"/>
          <table:table-cell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5"/>
          <table:table-cell table:style-name="ce38"/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5"/>
          <table:table-cell table:style-name="ce38"/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5"/>
          <table:table-cell table:style-name="ce38"/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5"/>
          <table:table-cell table:style-name="ce38"/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5"/>
          <table:table-cell table:style-name="ce38"/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5"/>
          <table:table-cell table:style-name="ce37"/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5"/>
          <table:table-cell table:style-name="ce37"/>
          <table:table-cell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5"/>
          <table:table-cell table:style-name="ce38"/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5"/>
          <table:table-cell table:style-name="ce38"/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6" table:number-columns-repeated="2"/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5"/>
          <table:table-cell table:style-name="ce38"/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5"/>
          <table:table-cell table:style-name="ce38"/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5"/>
          <table:table-cell table:style-name="ce38"/>
          <table:table-cell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5"/>
          <table:table-cell table:style-name="ce38"/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5"/>
          <table:table-cell table:style-name="ce39"/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</table:table>
      <table:table table:name="4x4 table" table:style-name="ta1">
        <table:table-column table:style-name="co1" table:default-cell-style-name="ce5"/>
        <table:table-column table:style-name="co1" table:default-cell-style-name="ce10"/>
        <table:table-column table:style-name="co1" table:number-columns-repeated="9" table:default-cell-style-name="ce17"/>
        <table:table-column table:style-name="co1" table:default-cell-style-name="ce23"/>
        <table:table-column table:style-name="co1" table:default-cell-style-name="ce30"/>
        <table:table-row table:style-name="ro1">
          <table:table-cell table:style-name="ce2" office:value-type="string" calcext:value-type="string">
            <text:p>Count - Cycle</text:p>
          </table:table-cell>
          <table:table-cell table:style-name="ce7" office:value-type="string" calcext:value-type="string">
            <text:p>Data</text:p>
          </table:table-cell>
          <table:table-cell table:style-name="ce14" table:number-columns-repeated="10"/>
          <table:table-cell table:style-name="ce27"/>
        </table:table-row>
        <table:table-row table:style-name="ro1">
          <table:table-cell table:style-name="ce3" office:value-type="string" calcext:value-type="string">
            <text:p>Sensor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28" office:value-type="string" calcext:value-type="string">
            <text:p>Total Result</text:p>
          </table:table-cell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9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" table:style-name="ce18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1" office:value-type="float" office:value="11" calcext:value-type="float">
            <text:p>11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3" office:value-type="float" office:value="16" calcext:value-type="float">
            <text:p>16</text:p>
          </table:table-cell>
          <table:table-cell table:number-columns-repeated="6" table:style-name="ce19" office:value-type="float" office:value="16" calcext:value-type="float">
            <text:p>16</text:p>
          </table:table-cell>
          <table:table-cell table:style-name="ce19" office:value-type="float" office:value="17" calcext:value-type="float">
            <text:p>17</text:p>
          </table:table-cell>
          <table:table-cell table:number-columns-repeated="2" table:style-name="ce19" office:value-type="float" office:value="16" calcext:value-type="float">
            <text:p>16</text:p>
          </table:table-cell>
          <table:table-cell table:style-name="ce26" office:value-type="float" office:value="16" calcext:value-type="float">
            <text:p>16</text:p>
          </table:table-cell>
          <table:table-cell table:style-name="ce32" office:value-type="float" office:value="177" calcext:value-type="float">
            <text:p>177</text:p>
          </table:table-cell>
        </table:table-row>
        <table:table-row table:style-name="ro1" table:number-rows-repeated="2">
          <table:table-cell table:style-name="Default" table:number-columns-repeated="13"/>
        </table:table-row>
        <table:table-row table:style-name="ro1">
          <table:table-cell table:style-name="Default" table:number-columns-repeated="10"/>
          <table:table-cell table:style-name="ce21" office:value-type="string" calcext:value-type="string">
            <text:p>Total possible messages</text:p>
          </table:table-cell>
          <table:table-cell table:style-name="ce21"/>
          <table:table-cell table:style-name="ce41" table:formula="of:=4*4*11" office:value-type="float" office:value="176" calcext:value-type="float">
            <text:p>176</text:p>
          </table:table-cell>
        </table:table-row>
        <table:table-row table:style-name="ro1">
          <table:table-cell table:style-name="Default" table:number-columns-repeated="10"/>
          <table:table-cell table:style-name="ce21" office:value-type="string" calcext:value-type="string">
            <text:p>Percentage arrived</text:p>
          </table:table-cell>
          <table:table-cell table:style-name="ce21"/>
          <table:table-cell table:style-name="ce42" table:formula="of:=[.M19]/[.M22]" office:value-type="percentage" office:value="1.00568181818182" calcext:value-type="percentage">
            <text:p>100.57%</text:p>
          </table:table-cell>
        </table:table-row>
      </table:table>
      <table:table table:name="4x4 raw data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2017.06.13 16:48:05:sendBSMsg: Send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8:05:sendBSMsg: Send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8:06:sendBSMsg: Send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8:06:sendBSMsg: Send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8:06:sendBSMsg: Send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8:07:sendBSMsg: Send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8:07:sendBSMsg: Send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8:07:sendBSMsg: Send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8:08:sendBSMsg: Send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8:08:sendBSMsg: Send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8:08:sendBSMsg: Send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8:08:sendBSMsg: Send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8:09:sendBSMsg: Send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8:09:sendBSMsg: Send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8:09:sendBSMsg: Send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8:10:sendBSMsg: Send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8:23:sendBSMsg: Send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8:23:sendBSMsg: Send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8:23:sendBSMsg: Send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8:24:sendBSMsg: Send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8:24:sendBSMsg: Send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8:24:sendBSMsg: Send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8:25:sendBSMsg: Send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8:25:sendBSMsg: Send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8:25:sendBSMsg: Send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8:25:sendBSMsg: Send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8:26:sendBSMsg: Send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8:26:sendBSMsg: Send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8:26:sendBSMsg: Send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8:27:sendBSMsg: Send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8:27:sendBSMsg: Send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8:27:sendBSMsg: Send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8:40:sendBSMsg: Send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8:41:sendBSMsg: Send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8:41:sendBSMsg: Send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8:41:sendBSMsg: Send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8:42:sendBSMsg: Send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8:42:sendBSMsg: Send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8:42:sendBSMsg: Send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8:42:sendBSMsg: Send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8:43:sendBSMsg: Send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8:43:sendBSMsg: Send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8:43:sendBSMsg: Send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8:44:sendBSMsg: Send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8:44:sendBSMsg: Send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8:44:sendBSMsg: Send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8:44:sendBSMsg: Send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8:45:sendBSMsg: Send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8:58:sendBSMsg: Send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8:58:sendBSMsg: Send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8:59:sendBSMsg: Send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8:59:sendBSMsg: Send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8:59:sendBSMsg: Send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8:59:sendBSMsg: Send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9:00:sendBSMsg: Send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9:00:sendBSMsg: Send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9:00:sendBSMsg: Send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9:01:sendBSMsg: Send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9:01:sendBSMsg: Send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9:01:sendBSMsg: Send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9:01:sendBSMsg: Send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9:02:sendBSMsg: Send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9:02:sendBSMsg: Send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9:02:sendBSMsg: Send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9:15:sendBSMsg: Send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9:16:sendBSMsg: Send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9:16:sendBSMsg: Send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9:16:sendBSMsg: Send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9:17:sendBSMsg: Send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9:17:sendBSMsg: Send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9:17:sendBSMsg: Send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9:18:sendBSMsg: Send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9:18:sendBSMsg: Send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9:18:sendBSMsg: Send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9:18:sendBSMsg: Send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9:19:sendBSMsg: Send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9:19:sendBSMsg: Send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9:19:sendBSMsg: Send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9:20:sendBSMsg: Send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9:20:sendBSMsg: Send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9:33:sendBSMsg: Send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9:33:sendBSMsg: Send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9:34:sendBSMsg: Send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9:34:sendBSMsg: Send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9:34:sendBSMsg: Send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9:35:sendBSMsg: Send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9:35:sendBSMsg: Send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9:35:sendBSMsg: Send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9:35:sendBSMsg: Send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9:36:sendBSMsg: Send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9:36:sendBSMsg: Send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9:36:sendBSMsg: Send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9:37:sendBSMsg: Send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9:37:sendBSMsg: Send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9:37:sendBSMsg: Send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9:37:sendBSMsg: Send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9:51:sendBSMsg: Send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9:51:sendBSMsg: Send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9:51:sendBSMsg: Send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9:52:sendBSMsg: Send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9:52:sendBSMsg: Send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9:52:sendBSMsg: Send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9:52:sendBSMsg: Send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9:53:sendBSMsg: Send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9:53:sendBSMsg: Send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9:53:sendBSMsg: Send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9:54:sendBSMsg: Send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9:54:sendBSMsg: Send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9:54:sendBSMsg: Send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9:54:sendBSMsg: Send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9:55:sendBSMsg: Send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49:55:sendBSMsg: Send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0:08:sendBSMsg: Send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0:09:sendBSMsg: Send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0:09:sendBSMsg: Send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0:09:sendBSMsg: Send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0:09:sendBSMsg: Send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0:10:sendBSMsg: Send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0:10:sendBSMsg: Send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0:10:sendBSMsg: Send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0:11:sendBSMsg: Send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0:11:sendBSMsg: Send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0:11:sendBSMsg: Send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0:11:sendBSMsg: Send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0:12:sendBSMsg: Send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0:12:sendBSMsg: Send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0:12:sendBSMsg: Send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0:13:sendBSMsg: Send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0:13:sendBSMsg: Send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0:26:sendBSMsg: Send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0:26:sendBSMsg: Send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0:27:sendBSMsg: Send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0:27:sendBSMsg: Send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0:27:sendBSMsg: Send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0:27:sendBSMsg: Send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0:28:sendBSMsg: Send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0:28:sendBSMsg: Send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0:28:sendBSMsg: Send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0:28:sendBSMsg: Send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0:29:sendBSMsg: Send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0:29:sendBSMsg: Send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0:29:sendBSMsg: Send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0:30:sendBSMsg: Send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0:30:sendBSMsg: Send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0:30:sendBSMsg: Send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0:43:sendBSMsg: Send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0:44:sendBSMsg: Send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0:44:sendBSMsg: Send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0:44:sendBSMsg: Send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0:45:sendBSMsg: Send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0:45:sendBSMsg: Send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0:45:sendBSMsg: Send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0:45:sendBSMsg: Send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0:46:sendBSMsg: Send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0:46:sendBSMsg: Send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0:46:sendBSMsg: Send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0:47:sendBSMsg: Send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0:47:sendBSMsg: Send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0:47:sendBSMsg: Send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0:48:sendBSMsg: Send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0:48:sendBSMsg: Send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1:01:sendBSMsg: Send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1:01:sendBSMsg: Send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1:02:sendBSMsg: Send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1:02:sendBSMsg: Send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1:02:sendBSMsg: Send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1:02:sendBSMsg: Send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1:03:sendBSMsg: Send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1:03:sendBSMsg: Send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1:03:sendBSMsg: Send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1:04:sendBSMsg: Send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1:04:sendBSMsg: Send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1:04:sendBSMsg: Send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1:04:sendBSMsg: Send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1:05:sendBSMsg: Send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1:05:sendBSMsg: Send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2017.06.13 16:51:05:sendBSMsg: Send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</table:table>
      <table:named-expressions/>
      <table:database-ranges>
        <table:database-range table:name="__Anonymous_Sheet_DB__2" table:target-range-address="'8x8 raw data'.A1:'8x8 raw data'.P463" table:contains-header="false">
          <table:sort>
            <table:sort-by table:field-number="10" table:data-type="automatic"/>
          </table:sort>
        </table:database-range>
      </table:database-ranges>
      <table:data-pilot-tables>
        <table:data-pilot-table table:name="DataPilot5" table:application-data="" table:target-range-address="'4x4 table'.A1:'4x4 table'.M19" table:buttons="'4x4 table'.A2 '4x4 table'.B1" table:show-filter-button="false" table:drill-down-on-double-click="false">
          <table:source-cell-range table:cell-range-address="'4x4 data'.E2:'4x4 data'.G179"/>
          <table:data-pilot-field table:source-field-name="Data" table:orientation="column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Cycle" table:orientation="column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nsor" table:orientation="row" table:used-hierarchy="0" table:function="auto">
            <table:data-pilot-level table:show-empty="false" calcext:repeat-item-labels="false">
              <table:data-pilot-members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ycle" table:orientation="data" table:used-hierarchy="-1" table:function="count">
            <table:data-pilot-level calcext:repeat-item-labels="false"/>
          </table:data-pilot-field>
        </table:data-pilot-table>
        <table:data-pilot-table table:name="DataPilot1" table:application-data="" table:target-range-address="'8x8 table'.A1:'8x8 table'.M57" table:buttons="'8x8 table'.A2 '8x8 table'.B1" table:show-filter-button="false" table:drill-down-on-double-click="false">
          <table:source-cell-range table:cell-range-address="'8x8 data'.E2:'8x8 data'.G465"/>
          <table:data-pilot-field table:source-field-name="Data" table:orientation="column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Cycle" table:orientation="column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nsor" table:orientation="row" table:used-hierarchy="0" table:function="auto">
            <table:data-pilot-level table:show-empty="false" calcext:repeat-item-labels="false">
              <table:data-pilot-members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ycle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 style:data-style-name="N2" text:time-value="17:30:22.8521031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nta Arduino</meta:initial-creator>
    <meta:creation-date>2017-06-06T17:33:27.835385381</meta:creation-date>
    <dc:date>2017-06-13T17:32:57.808279144</dc:date>
    <dc:creator>Conta Arduino</dc:creator>
    <meta:editing-duration>PT40M1S</meta:editing-duration>
    <meta:editing-cycles>5</meta:editing-cycles>
    <meta:generator>LibreOffice/5.0.6.2$Linux_X86_64 LibreOffice_project/00$Build-2</meta:generator>
    <meta:document-statistic meta:table-count="6" meta:cell-count="13008" meta:object-count="0"/>
  </office:meta>
</office:document-meta>
</file>